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17.558cm" fo:margin-left="0.023cm" fo:margin-right="0.009cm" table:align="margins"/>
    </style:style>
    <style:style style:name="Table1.A" style:family="table-column">
      <style:table-column-properties style:column-width="4.948cm" style:rel-column-width="18467*"/>
    </style:style>
    <style:style style:name="Table1.B" style:family="table-column">
      <style:table-column-properties style:column-width="1.231cm" style:rel-column-width="4595*"/>
    </style:style>
    <style:style style:name="Table1.C" style:family="table-column">
      <style:table-column-properties style:column-width="1.801cm" style:rel-column-width="6722*"/>
    </style:style>
    <style:style style:name="Table1.D" style:family="table-column">
      <style:table-column-properties style:column-width="4.777cm" style:rel-column-width="17828*"/>
    </style:style>
    <style:style style:name="Table1.E" style:family="table-column">
      <style:table-column-properties style:column-width="1.203cm" style:rel-column-width="4490*"/>
    </style:style>
    <style:style style:name="Table1.F" style:family="table-column">
      <style:table-column-properties style:column-width="1.443cm" style:rel-column-width="5385*"/>
    </style:style>
    <style:style style:name="Table1.G" style:family="table-column">
      <style:table-column-properties style:column-width="1.044cm" style:rel-column-width="3897*"/>
    </style:style>
    <style:style style:name="Table1.H" style:family="table-column">
      <style:table-column-properties style:column-width="1.069cm" style:rel-column-width="3989*"/>
    </style:style>
    <style:style style:name="Table1.I" style:family="table-column">
      <style:table-column-properties style:column-width="0.044cm" style:rel-column-width="162*"/>
    </style:style>
    <style:style style:name="Table1.1" style:family="table-row">
      <style:table-row-properties style:min-row-height="0.263cm"/>
    </style:style>
    <style:style style:name="Table1.A1" style:family="table-cell">
      <style:table-cell-properties fo:padding="0.051cm" fo:border="none"/>
    </style:style>
    <style:style style:name="Table1.D2" style:family="table-cell">
      <style:table-cell-properties fo:background-color="transparent" fo:padding="0.051cm" fo:border="none">
        <style:background-image/>
      </style:table-cell-properties>
    </style:style>
    <style:style style:name="Table1.3" style:family="table-row">
      <style:table-row-properties style:min-row-height="0.9cm"/>
    </style:style>
    <style:style style:name="Table1.A3" style:family="table-cell">
      <style:table-cell-properties fo:padding="0cm" fo:border="none"/>
    </style:style>
    <style:style style:name="Table1.I3" style:family="table-cell">
      <style:table-cell-properties fo:padding="0cm" fo:border="none"/>
    </style:style>
    <style:style style:name="Table2" style:family="table">
      <style:table-properties style:width="17.558cm" fo:margin-left="0cm" table:align="left"/>
    </style:style>
    <style:style style:name="Table2.A" style:family="table-column">
      <style:table-column-properties style:column-width="4.942cm"/>
    </style:style>
    <style:style style:name="Table2.B" style:family="table-column">
      <style:table-column-properties style:column-width="1.235cm"/>
    </style:style>
    <style:style style:name="Table2.C" style:family="table-column">
      <style:table-column-properties style:column-width="1.803cm"/>
    </style:style>
    <style:style style:name="Table2.D" style:family="table-column">
      <style:table-column-properties style:column-width="4.778cm"/>
    </style:style>
    <style:style style:name="Table2.E" style:family="table-column">
      <style:table-column-properties style:column-width="1.196cm"/>
    </style:style>
    <style:style style:name="Table2.F" style:family="table-column">
      <style:table-column-properties style:column-width="1.438cm"/>
    </style:style>
    <style:style style:name="Table2.G" style:family="table-column">
      <style:table-column-properties style:column-width="1.065cm"/>
    </style:style>
    <style:style style:name="Table2.H" style:family="table-column">
      <style:table-column-properties style:column-width="1.101cm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cm" fo:border="none"/>
    </style:style>
    <style:style style:name="Table4" style:family="table">
      <style:table-properties style:width="13.483cm" table:align="right"/>
    </style:style>
    <style:style style:name="Table4.A" style:family="table-column">
      <style:table-column-properties style:column-width="2.155cm"/>
    </style:style>
    <style:style style:name="Table4.B" style:family="table-column">
      <style:table-column-properties style:column-width="1.94cm"/>
    </style:style>
    <style:style style:name="Table4.C" style:family="table-column">
      <style:table-column-properties style:column-width="1.939cm"/>
    </style:style>
    <style:style style:name="Table4.D" style:family="table-column">
      <style:table-column-properties style:column-width="1.614cm"/>
    </style:style>
    <style:style style:name="Table4.E" style:family="table-column">
      <style:table-column-properties style:column-width="2.171cm"/>
    </style:style>
    <style:style style:name="Table4.F" style:family="table-column">
      <style:table-column-properties style:column-width="1.815cm"/>
    </style:style>
    <style:style style:name="Table4.G" style:family="table-column">
      <style:table-column-properties style:column-width="1.849cm"/>
    </style:style>
    <style:style style:name="Table4.A1" style:family="table-cell">
      <style:table-cell-properties fo:padding="0.097cm" fo:border="none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8pt" style:font-size-asian="7pt" style:font-size-complex="8pt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Table_20_Heading">
      <style:paragraph-properties fo:text-align="start" style:justify-single-word="false"/>
      <style:text-properties fo:font-size="8pt" style:font-size-asian="8pt" style:font-size-complex="8pt"/>
    </style:style>
    <style:style style:name="P10" style:family="paragraph" style:parent-style-name="Table_20_Heading">
      <style:paragraph-properties fo:text-align="end" style:justify-single-word="false"/>
      <style:text-properties fo:font-size="8pt" style:font-size-asian="8pt" style:font-size-complex="8pt"/>
    </style:style>
    <style:style style:name="P11" style:family="paragraph" style:parent-style-name="Table_20_Heading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2" style:family="paragraph" style:parent-style-name="Table_20_Heading">
      <style:paragraph-properties fo:text-align="end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Heading">
      <style:text-properties fo:font-size="6pt" fo:font-weight="normal" style:font-size-asian="6pt" style:font-weight-asian="normal" style:font-size-complex="6pt" style:font-weight-complex="normal"/>
    </style:style>
    <style:style style:name="P14" style:family="paragraph" style:parent-style-name="Table_20_Heading">
      <style:paragraph-properties fo:text-align="center" style:justify-single-word="false"/>
      <style:text-properties fo:font-size="10pt" style:font-size-asian="10pt" style:font-size-complex="10pt"/>
    </style:style>
    <style:style style:name="P15" style:family="paragraph" style:parent-style-name="Standard">
      <style:paragraph-properties fo:text-align="end" style:justify-single-word="false"/>
      <style:text-properties fo:font-size="8pt" style:font-size-asian="7pt" style:font-size-complex="8pt"/>
    </style:style>
    <style:style style:name="P16" style:family="paragraph" style:parent-style-name="Heading_20_1">
      <style:paragraph-properties fo:text-align="start" style:justify-single-word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183816224" text:id="ct183816224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xml:id="ct183818176" text:id="ct183818176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xml:id="ct184609344" text:id="ct184609344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xml:id="ct184608992" text:id="ct184608992">
          <text:insertion>
            <office:change-info>
              <dc:creator>Christian Jauvin</dc:creator>
              <dc:date>2013-04-02T14:17:00</dc:date>
            </office:change-info>
          </text:insertion>
        </text:changed-region>
        <text:changed-region xml:id="ct184610016" text:id="ct184610016">
          <text:insertion>
            <office:change-info>
              <dc:creator>Christian Jauvin</dc:creator>
              <dc:date>2013-02-21T15:56:00</dc:date>
            </office:change-info>
          </text:insertion>
        </text:changed-region>
        <text:changed-region xml:id="ct183799296" text:id="ct183799296">
          <text:insertion>
            <office:change-info>
              <dc:creator>Christian Jauvin</dc:creator>
              <dc:date>2013-02-21T16:08:00</dc:date>
            </office:change-info>
          </text:insertion>
        </text:changed-region>
        <text:changed-region xml:id="ct183799488" text:id="ct183799488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xml:id="ct183799616" text:id="ct183799616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xml:id="ct183801600" text:id="ct183801600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xml:id="ct183799712" text:id="ct183799712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xml:id="ct183798960" text:id="ct183798960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xml:id="ct183798704" text:id="ct183798704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xml:id="ct183797664" text:id="ct183797664">
          <text:insertion>
            <office:change-info>
              <dc:creator>Christian Jauvin</dc:creator>
              <dc:date>2013-02-21T15:57:00</dc:date>
            </office:change-info>
          </text:insertion>
        </text:changed-region>
        <text:changed-region xml:id="ct183797344" text:id="ct183797344">
          <text:insertion>
            <office:change-info>
              <dc:creator>Christian Jauvin</dc:creator>
              <dc:date>2013-04-17T20:27:00</dc:date>
            </office:change-info>
          </text:insertion>
        </text:changed-region>
        <text:changed-region xml:id="ct263814800" text:id="ct263814800">
          <text:insertion>
            <office:change-info>
              <dc:creator>Christian Jauvin</dc:creator>
              <dc:date>2013-02-28T14:37:00</dc:date>
            </office:change-info>
          </text:insertion>
        </text:changed-region>
        <text:changed-region xml:id="ct263807232" text:id="ct263807232">
          <text:insertion>
            <office:change-info>
              <dc:creator>Christian Jauvin</dc:creator>
              <dc:date>2013-02-28T14:37:00</dc:date>
            </office:change-info>
          </text:insertion>
        </text:changed-region>
        <text:changed-region xml:id="ct263804736" text:id="ct263804736">
          <text:insertion>
            <office:change-info>
              <dc:creator>Christian Jauvin</dc:creator>
              <dc:date>2013-03-18T17:29:00</dc:date>
            </office:change-info>
          </text:insertion>
        </text:changed-region>
        <text:changed-region xml:id="ct181378736" text:id="ct181378736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xml:id="ct183833360" text:id="ct183833360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xml:id="ct183788112" text:id="ct183788112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xml:id="ct183804448" text:id="ct183804448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xml:id="ct183799808" text:id="ct183799808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xml:id="ct183799984" text:id="ct183799984">
          <text:insertion>
            <office:change-info>
              <dc:creator>Christian Jauvin</dc:creator>
              <dc:date>2013-03-06T15:3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Rapport des transactions </text:h>
      <text:p text:style-name="Standard">Période : <text:change-start text:change-id="ct183816224"/>start_date<text:change-end text:change-id="ct183816224"/> au <text:change-start text:change-id="ct183818176"/>end_date<text:change-end text:change-id="ct183818176"/></text:p>
      <text:p text:style-name="Standard">Représentant : <text:change-start text:change-id="ct184609344"/>representant_nom<text:change-end text:change-id="ct184609344"/></text:p>
      <text:p text:style-name="Standard">Type de client : <text:change-start text:change-id="ct184608992"/>type_client<text:change-end text:change-id="ct184608992"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header-rows>
          <table:table-row table:style-name="Table1.1">
            <table:table-cell table:style-name="Table1.A1" office:value-type="string">
              <text:p text:style-name="P9">Nom social</text:p>
            </table:table-cell>
            <table:table-cell table:style-name="Table1.A1" table:number-rows-spanned="2" office:value-type="string">
              <text:p text:style-name="P9">Fact#</text:p>
            </table:table-cell>
            <table:table-cell table:style-name="Table1.A1" office:value-type="string">
              <text:p text:style-name="P9">SAQ#</text:p>
            </table:table-cell>
            <table:table-cell table:style-name="Table1.A1" office:value-type="string">
              <text:p text:style-name="P9">Expédition et note</text:p>
            </table:table-cell>
            <table:table-cell table:style-name="Table1.A1" office:value-type="string">
              <text:p text:style-name="P10">Total</text:p>
            </table:table-cell>
            <table:table-cell table:style-name="Table1.A1" office:value-type="string">
              <text:p text:style-name="P10">Sous-total</text:p>
            </table:table-cell>
            <table:table-cell table:style-name="Table1.A1" office:value-type="string">
              <text:p text:style-name="P10">TPS</text:p>
            </table:table-cell>
            <table:table-cell table:style-name="Table1.A1" table:number-columns-spanned="2" office:value-type="string">
              <text:p text:style-name="P10">TVQ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P11"><text:s text:c="4"/>Type de vin</text:p>
            </table:table-cell>
            <table:covered-table-cell/>
            <table:table-cell table:style-name="Table1.A1" office:value-type="string">
              <text:p text:style-name="P15">Format</text:p>
            </table:table-cell>
            <table:table-cell table:style-name="Table1.D2" office:value-type="string">
              <text:p text:style-name="P12"/>
            </table:table-cell>
            <table:table-cell table:style-name="Table1.A1" office:value-type="string">
              <text:p text:style-name="P13"/>
            </table:table-cell>
            <table:table-cell table:style-name="Table1.A1" office:value-type="string">
              <text:p text:style-name="P13"/>
            </table:table-cell>
            <table:table-cell table:style-name="Table1.A1" office:value-type="string">
              <text:p text:style-name="P13">Qté (cs)</text:p>
            </table:table-cell>
            <table:table-cell table:style-name="Table1.A1" table:number-columns-spanned="2" office:value-type="string">
              <text:p text:style-name="P13">Qté/cs</text:p>
            </table:table-cell>
            <table:covered-table-cell/>
          </table:table-row>
        </table:table-header-rows>
        <table:table-row table:style-name="Table1.3">
          <table:table-cell table:style-name="Table1.A3" table:number-columns-spanned="8" office:value-type="string">
            <text:p text:style-name="P6"><office:annotation><dc:creator>Christian Jauvin</dc:creator><dc:date>2013-02-21T15:51:53</dc:date><text:p text:style-name="P17"><text:span text:style-name="T1">do row for item in items</text:span></text:p></office:annotation> <text:s text:c="2"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G"/>
              <table:table-column table:style-name="Table2.H"/>
              <table:table-row table:style-name="Table2.1">
                <table:table-cell table:style-name="Table2.A1" office:value-type="string">
                  <text:p text:style-name="P4"><text:change-start text:change-id="ct184610016"/>item['top'][0]<text:change-end text:change-id="ct184610016"/></text:p>
                </table:table-cell>
                <table:table-cell table:style-name="Table2.A1" office:value-type="string">
                  <text:p text:style-name="P3"><text:change-start text:change-id="ct183799296"/>item['top'][1]<text:change-end text:change-id="ct183799296"/></text:p>
                </table:table-cell>
                <table:table-cell table:style-name="Table2.A1" office:value-type="string">
                  <text:p text:style-name="P5"><text:change-start text:change-id="ct183799488"/>item['top'][2]<text:change-end text:change-id="ct183799488"/></text:p>
                </table:table-cell>
                <table:table-cell table:style-name="Table2.A1" office:value-type="string">
                  <text:p text:style-name="P5"><text:change-start text:change-id="ct183799616"/>item['top'][3]<text:change-end text:change-id="ct183799616"/></text:p>
                </table:table-cell>
                <table:table-cell table:style-name="Table2.A1" office:value-type="string">
                  <text:p text:style-name="P2"><text:change-start text:change-id="ct183801600"/>item['top'][4]<text:change-end text:change-id="ct183801600"/></text:p>
                </table:table-cell>
                <table:table-cell table:style-name="Table2.A1" office:value-type="string">
                  <text:p text:style-name="P2"><text:change-start text:change-id="ct183799712"/>item['top'][5]<text:change-end text:change-id="ct183799712"/></text:p>
                </table:table-cell>
                <table:table-cell table:style-name="Table2.A1" office:value-type="string">
                  <text:p text:style-name="P2"><text:change-start text:change-id="ct183798960"/>item['top'][6]<text:change-end text:change-id="ct183798960"/></text:p>
                </table:table-cell>
                <table:table-cell table:style-name="Table2.A1" office:value-type="string">
                  <text:p text:style-name="P2"><text:change-start text:change-id="ct183798704"/>item['top'][7]<text:change-end text:change-id="ct183798704"/></text:p>
                </table:table-cell>
              </table:table-row>
              <table:table-row>
                <table:table-cell table:style-name="Table2.A1" table:number-columns-spanned="2" office:value-type="string">
                  <text:p text:style-name="P1"><text:s text:c="4"/><text:change-start text:change-id="ct183797664"/>sub[0]<text:change-end text:change-id="ct183797664"/><office:annotation><dc:creator>Christian Jauvin</dc:creator><dc:date>2013-02-21T15:55:33</dc:date><text:p text:style-name="P17"><text:span text:style-name="T1">do row for sub in item['subitems']</text:span></text:p></office:annotation></text:p>
                </table:table-cell>
                <table:covered-table-cell/>
                <table:table-cell table:style-name="Table2.A1" office:value-type="string">
                  <text:p text:style-name="P2"><text:change-start text:change-id="ct183797344"/>sub[1]<text:change-end text:change-id="ct183797344"/></text:p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><text:change-start text:change-id="ct263814800"/>sub[2]<text:change-end text:change-id="ct263814800"/></text:p>
                </table:table-cell>
                <table:table-cell table:style-name="Table2.A1" office:value-type="string">
                  <text:p text:style-name="P2"><text:change-start text:change-id="ct263807232"/>sub[3]<text:change-end text:change-id="ct263807232"/></text:p>
                </table:table-cell>
              </table:table-row>
              <table:table-row>
                <table:table-cell table:style-name="Table2.A1" table:number-columns-spanned="3" office:value-type="string">
                  <text:p text:style-name="P1"><text:change-start text:change-id="ct263804736"/>item['bottom']<text:change-end text:change-id="ct263804736"/></text:p>
                </table:table-cell>
                <table:covered-table-cell/>
                <table:covered-table-cell/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3" office:value-type="string">
            <text:p text:style-name="P6"/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P14"/>
            </table:table-cell>
            <table:table-cell table:style-name="Table4.A1" office:value-type="string">
              <text:p text:style-name="P14"># caisses</text:p>
            </table:table-cell>
            <table:table-cell table:style-name="Table4.A1" office:value-type="string">
              <text:p text:style-name="P14"># bouteilles</text:p>
            </table:table-cell>
            <table:table-cell table:style-name="Table4.A1" office:value-type="string">
              <text:p text:style-name="P14">Total</text:p>
            </table:table-cell>
            <table:table-cell table:style-name="Table4.A1" office:value-type="string">
              <text:p text:style-name="P14">Sous-total</text:p>
            </table:table-cell>
            <table:table-cell table:style-name="Table4.A1" office:value-type="string">
              <text:p text:style-name="P14">TPS</text:p>
            </table:table-cell>
            <table:table-cell table:style-name="Table4.A1" office:value-type="string">
              <text:p text:style-name="P14">TVQ</text:p>
            </table:table-cell>
          </table:table-row>
        </table:table-header-rows>
        <table:table-row>
          <table:table-cell table:style-name="Table4.A1" office:value-type="string">
            <text:p text:style-name="P7">Totaux:</text:p>
          </table:table-cell>
          <table:table-cell table:style-name="Table4.A1" office:value-type="string">
            <text:p text:style-name="P8"><text:change-start text:change-id="ct181378736"/>totals[0]<text:change-end text:change-id="ct181378736"/></text:p>
          </table:table-cell>
          <table:table-cell table:style-name="Table4.A1" office:value-type="string">
            <text:p text:style-name="P8"><text:change-start text:change-id="ct183833360"/>totals[1]<text:change-end text:change-id="ct183833360"/></text:p>
          </table:table-cell>
          <table:table-cell table:style-name="Table4.A1" office:value-type="string">
            <text:p text:style-name="P8"><text:change-start text:change-id="ct183788112"/>totals[2]<text:change-end text:change-id="ct183788112"/></text:p>
          </table:table-cell>
          <table:table-cell table:style-name="Table4.A1" office:value-type="string">
            <text:p text:style-name="P8"><text:change-start text:change-id="ct183804448"/>totals[3]<text:change-end text:change-id="ct183804448"/></text:p>
          </table:table-cell>
          <table:table-cell table:style-name="Table4.A1" office:value-type="string">
            <text:p text:style-name="P8"><text:change-start text:change-id="ct183799808"/>totals[4]<text:change-end text:change-id="ct183799808"/></text:p>
          </table:table-cell>
          <table:table-cell table:style-name="Table4.A1" office:value-type="string">
            <text:p text:style-name="P8"><text:change-start text:change-id="ct183799984"/>totals[5]<text:change-end text:change-id="ct183799984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swiss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Jauvin</meta:initial-creator>
    <meta:creation-date>2013-02-21T08:50:50</meta:creation-date>
    <dc:date>2013-04-25T10:43:22</dc:date>
    <meta:editing-duration>PT11H13M50S</meta:editing-duration>
    <meta:editing-cycles>113</meta:editing-cycles>
    <meta:generator>LibreOffice/3.6$MacOSX_x86 LibreOffice_project/2ef5aff-a6fb0ff-166bdff-cf087ad-0f1389</meta:generator>
    <meta:document-statistic meta:table-count="3" meta:image-count="0" meta:object-count="0" meta:page-count="1" meta:paragraph-count="44" meta:word-count="65" meta:character-count="472" meta:non-whitespace-character-count="440"/>
  </office:meta>
</office:document-meta>
</file>